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.ge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.getPackage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.getCodeSourc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.Resource( final String name , final FileObject root , final FileObject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urce.getFil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.getPackageAttribute( final Attributes . Name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.getPackag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